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OC1" style:master-page-name="MP0" style:family="paragraph">
      <style:paragraph-properties fo:break-before="page"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1" style:parent-style-name="Hyperlink" style:family="text">
      <style:text-properties style:font-name="Liberation Mono" style:font-name-asian="Liberation Mono" style:font-name-complex="Liberation Mono"/>
    </style:style>
    <style:style style:name="P2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4" style:parent-style-name="Hyperlink" style:family="text">
      <style:text-properties style:font-name="Liberation Mono" style:font-name-asian="Liberation Mono" style:font-name-complex="Liberation Mono"/>
    </style:style>
    <style:style style:name="P2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2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7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2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9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3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1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3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3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3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5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3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7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3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9" style:parent-style-name="Normal" style:family="paragraph">
      <style:paragraph-properties fo:widows="2" fo:orphans="2" style:vertical-align="auto"/>
      <style:text-properties fo:hyphenate="true"/>
    </style:style>
    <style:style style:name="T40" style:parent-style-name="DefaultParagraphFont" style:family="text">
      <style:text-properties style:font-name="Consolas" style:font-name-asian="Times New Roman" style:font-name-complex="Times New Roman" fo:color="#1990B8" style:letter-kerning="false" style:language-asian="zh" style:country-asian="CN" style:language-complex="ar" style:country-complex="SA"/>
    </style:style>
    <style:style style:name="T41" style:parent-style-name="DefaultParagraphFont" style:family="text">
      <style:text-properties style:font-name="Consolas" style:font-name-asian="Times New Roman" style:font-name-complex="Times New Roman" fo:color="#000000" style:letter-kerning="false" fo:background-color="#FDFDFD" style:language-asian="zh" style:country-asian="CN" style:language-complex="ar" style:country-complex="SA"/>
    </style:style>
    <style:style style:name="P42" style:parent-style-name="Normal" style:family="paragraph">
      <style:paragraph-properties fo:widows="2" fo:orphans="2" style:vertical-align="auto"/>
      <style:text-properties fo:hyphenate="true"/>
    </style:style>
    <style:style style:name="T43" style:parent-style-name="DefaultParagraphFont" style:family="text">
      <style:text-properties style:font-name="Consolas" style:font-name-asian="Times New Roman" style:font-name-complex="Times New Roman" fo:color="#1990B8" style:letter-kerning="false" style:language-asian="zh" style:country-asian="CN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Times New Roman" fo:color="#5F6364" style:letter-kerning="false" style:language-asian="zh" style:country-asian="CN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2F9C0A" style:letter-kerning="false" style:language-asian="zh" style:country-asian="CN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Times New Roman" fo:color="#2F9C0A" style:letter-kerning="false" style:language-asian="zh" style:country-asian="CN" style:language-complex="ar" style:country-complex="SA"/>
    </style:style>
    <style:style style:name="T47" style:parent-style-name="DefaultParagraphFont" style:family="text">
      <style:text-properties style:font-name="Consolas" style:font-name-asian="Times New Roman" style:font-name-complex="Times New Roman" fo:color="#5F6364" style:letter-kerning="false" style:language-asian="zh" style:country-asian="CN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Times New Roman" fo:color="#1990B8" style:letter-kerning="false" style:language-asian="zh" style:country-asian="CN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Times New Roman" fo:color="#5F6364" style:letter-kerning="false" style:language-asian="zh" style:country-asian="CN" style:language-complex="ar" style:country-complex="SA"/>
    </style:style>
    <style:style style:name="T50" style:parent-style-name="DefaultParagraphFont" style:family="text">
      <style:text-properties style:font-name="Consolas" style:font-name-asian="Times New Roman" style:font-name-complex="Times New Roman" fo:color="#000000" style:letter-kerning="false" fo:background-color="#FDFDFD" style:language-asian="zh" style:country-asian="CN" style:language-complex="ar" style:country-complex="SA"/>
    </style:style>
    <style:style style:name="T51" style:parent-style-name="DefaultParagraphFont" style:family="text">
      <style:text-properties style:font-name="Consolas" style:font-name-asian="Times New Roman" style:font-name-complex="Times New Roman" fo:color="#5F6364" style:letter-kerning="false" style:language-asian="zh" style:country-asian="CN" style:language-complex="ar" style:country-complex="SA"/>
    </style:style>
    <style:style style:name="T52" style:parent-style-name="DefaultParagraphFont" style:family="text">
      <style:text-properties style:font-name="Consolas" style:font-name-asian="Times New Roman" style:font-name-complex="Times New Roman" fo:color="#000000" style:letter-kerning="false" fo:background-color="#FDFDFD" style:language-asian="zh" style:country-asian="CN" style:language-complex="ar" style:country-complex="SA"/>
    </style:style>
    <style:style style:name="T53" style:parent-style-name="DefaultParagraphFont" style:family="text">
      <style:text-properties style:font-name="Consolas" style:font-name-asian="Times New Roman" style:font-name-complex="Times New Roman" fo:color="#5F6364" style:letter-kerning="false" style:language-asian="zh" style:country-asian="CN" style:language-complex="ar" style:country-complex="SA"/>
    </style:style>
    <style:style style:name="T54" style:parent-style-name="DefaultParagraphFont" style:family="text">
      <style:text-properties style:font-name="Consolas" style:font-name-asian="Times New Roman" style:font-name-complex="Times New Roman" fo:color="#2F9C0A" style:letter-kerning="false" style:language-asian="zh" style:country-asian="CN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Times New Roman" fo:color="#5F6364" style:letter-kerning="false" style:language-asian="zh" style:country-asian="CN" style:language-complex="ar" style:country-complex="SA"/>
    </style:style>
    <style:style style:name="T56" style:parent-style-name="Hyperlink" style:family="text">
      <style:text-properties style:font-name="Liberation Mono" fo:font-size="10pt" style:font-size-asian="10pt" style:font-size-complex="10pt" fo:background-color="#E4E6E8"/>
    </style:style>
    <style:style style:name="P57" style:parent-style-name="Textbody" style:family="paragraph">
      <style:text-properties style:font-name="Liberation Mono" fo:color="#242729" fo:font-size="10pt" style:font-size-asian="10pt" style:font-size-complex="10pt" fo:background-color="#E4E6E8"/>
    </style:style>
    <style:style style:name="P58" style:parent-style-name="Textbody" style:family="paragraph">
      <style:text-properties style:font-name="Liberation Mono" fo:color="#242729" fo:font-size="10pt" style:font-size-asian="10pt" style:font-size-complex="10pt" fo:background-color="#E4E6E8"/>
    </style:style>
    <style:style style:name="P59" style:parent-style-name="Textbody" style:family="paragraph">
      <style:text-properties style:font-name="Liberation Mono" fo:color="#242729" fo:font-size="10pt" style:font-size-asian="10pt" style:font-size-complex="10pt" fo:background-color="#E4E6E8"/>
    </style:style>
    <style:style style:name="T60" style:parent-style-name="DefaultParagraphFont" style:family="text">
      <style:text-properties style:language-asian="zh" style:country-asian="CN" style:language-complex="ar" style:country-complex="SA"/>
    </style:style>
    <style:style style:name="P61" style:parent-style-name="Textbody" style:family="paragraph">
      <style:text-properties style:font-name="monospace"/>
    </style:style>
    <style:style style:name="P62" style:parent-style-name="PreformattedText" style:family="paragraph">
      <style:paragraph-properties fo:margin-bottom="0.1965in"/>
    </style:style>
    <style:style style:name="P63" style:parent-style-name="PreformattedText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T67" style:parent-style-name="DefaultParagraphFont" style:family="text">
      <style:text-properties style:language-asian="zh" style:country-asian="CN" style:language-complex="ar" style:country-complex="SA"/>
    </style:style>
    <style:style style:name="P68" style:parent-style-name="PreformattedText" style:family="paragraph">
      <style:paragraph-properties fo:margin-bottom="0.1965in"/>
    </style:style>
    <style:style style:name="P69" style:parent-style-name="PreformattedText" style:family="paragraph">
      <style:paragraph-properties fo:margin-bottom="0.1965in"/>
    </style:style>
    <style:style style:name="P70" style:parent-style-name="PreformattedText" style:family="paragraph">
      <style:paragraph-properties fo:margin-bottom="0.1965in"/>
    </style:style>
    <style:style style:name="P71" style:parent-style-name="PreformattedText" style:family="paragraph">
      <style:paragraph-properties fo:margin-bottom="0.1965in"/>
    </style:style>
    <style:style style:name="P72" style:parent-style-name="PreformattedText" style:family="paragraph">
      <style:paragraph-properties fo:margin-bottom="0.1965in"/>
    </style:style>
    <style:style style:name="P73" style:parent-style-name="PreformattedText" style:family="paragraph">
      <style:paragraph-properties fo:margin-bottom="0.1965in"/>
    </style:style>
    <style:style style:name="P74" style:parent-style-name="PreformattedText" style:family="paragraph">
      <style:paragraph-properties fo:margin-bottom="0.1965in"/>
    </style:style>
    <style:style style:name="P75" style:parent-style-name="PreformattedText" style:family="paragraph">
      <style:paragraph-properties fo:margin-bottom="0.1965in"/>
    </style:style>
    <style:style style:name="P76" style:parent-style-name="PreformattedText" style:family="paragraph">
      <style:paragraph-properties fo:margin-bottom="0.1965in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81923310" office:target-frame-name="_top" xlink:show="replace"><text:span text:style-name="Hyperlink">1</text:span><text:span text:style-name="T2"><text:tab/></text:span><text:span text:style-name="Hyperlink">Importing files</text:span><text:tab/>1</text:a></text:p>
          <text:p text:style-name="P3"><text:a xlink:href="#_Toc81923311" office:target-frame-name="_top" xlink:show="replace"><text:span text:style-name="Hyperlink">1.1</text:span><text:span text:style-name="T4"><text:tab/></text:span><text:span text:style-name="Hyperlink">Finding the location of imported files</text:span><text:tab/>1</text:a></text:p>
          <text:p text:style-name="P5"><text:a xlink:href="#_Toc81923312" office:target-frame-name="_top" xlink:show="replace"><text:span text:style-name="Hyperlink">2</text:span><text:span text:style-name="T6"><text:tab/></text:span><text:span text:style-name="Hyperlink">Spyder</text:span><text:tab/>1</text:a></text:p>
          <text:p text:style-name="P7"><text:a xlink:href="#_Toc81923313" office:target-frame-name="_top" xlink:show="replace"><text:span text:style-name="Hyperlink">2.1</text:span><text:span text:style-name="T8"><text:tab/></text:span><text:span text:style-name="Hyperlink">Installing packages in the console</text:span><text:tab/>1</text:a></text:p>
          <text:p text:style-name="P9"><text:a xlink:href="#_Toc81923314" office:target-frame-name="_top" xlink:show="replace"><text:span text:style-name="Hyperlink">2.2</text:span><text:span text:style-name="T10"><text:tab/></text:span><text:span text:style-name="Hyperlink">Setting up auto-completion</text:span><text:tab/>2</text:a></text:p>
          <text:p text:style-name="P11"><text:a xlink:href="#_Toc81923315" office:target-frame-name="_top" xlink:show="replace"><text:span text:style-name="Hyperlink">3</text:span><text:span text:style-name="T12"><text:tab/></text:span><text:span text:style-name="Hyperlink">Matplotlib</text:span><text:tab/>2</text:a></text:p>
          <text:p text:style-name="P13"><text:a xlink:href="#_Toc81923316" office:target-frame-name="_top" xlink:show="replace"><text:span text:style-name="Hyperlink">3.1</text:span><text:span text:style-name="T14"><text:tab/></text:span><text:span text:style-name="Hyperlink">A simple case, July 5, 2018</text:span><text:tab/>2</text:a></text:p>
          <text:p text:style-name="P15"><text:a xlink:href="#_Toc81923317" office:target-frame-name="_top" xlink:show="replace"><text:span text:style-name="Hyperlink">3.2</text:span><text:span text:style-name="T16"><text:tab/></text:span><text:span text:style-name="Hyperlink">plot from a csv file, 4 Sep, 2018</text:span><text:tab/>2</text:a></text:p>
          <text:p text:style-name="P17"><text:a xlink:href="#_Toc81923318" office:target-frame-name="_top" xlink:show="replace"><text:span text:style-name="Hyperlink">3.3</text:span><text:span text:style-name="T18"><text:tab/></text:span><text:span text:style-name="Hyperlink">Decorations, 4 Sep, 2018</text:span><text:tab/>2</text:a></text:p>
          <text:p text:style-name="P19"><text:a xlink:href="#_Toc81923319" office:target-frame-name="_top" xlink:show="replace"><text:span text:style-name="Hyperlink">3.3.1</text:span><text:span text:style-name="T20"><text:tab/></text:span><text:span text:style-name="T21">Marker</text:span><text:tab/>2</text:a></text:p>
          <text:p text:style-name="P22"><text:a xlink:href="#_Toc81923320" office:target-frame-name="_top" xlink:show="replace"><text:span text:style-name="Hyperlink">3.3.2</text:span><text:span text:style-name="T23"><text:tab/></text:span><text:span text:style-name="T24">legend</text:span><text:tab/>3</text:a></text:p>
          <text:p text:style-name="P25"><text:a xlink:href="#_Toc81923321" office:target-frame-name="_top" xlink:show="replace"><text:span text:style-name="Hyperlink">3.3.3</text:span><text:span text:style-name="T26"><text:tab/></text:span><text:span text:style-name="Hyperlink">Ticks</text:span><text:tab/>3</text:a></text:p>
          <text:p text:style-name="P27"><text:a xlink:href="#_Toc81923322" office:target-frame-name="_top" xlink:show="replace"><text:span text:style-name="Hyperlink">3.3.4</text:span><text:span text:style-name="T28"><text:tab/></text:span><text:span text:style-name="Hyperlink">xlabel, ylabel</text:span><text:tab/>3</text:a></text:p>
          <text:p text:style-name="P29"><text:a xlink:href="#_Toc81923323" office:target-frame-name="_top" xlink:show="replace"><text:span text:style-name="Hyperlink">3.3.5</text:span><text:span text:style-name="T30"><text:tab/></text:span><text:span text:style-name="Hyperlink">figure ratio</text:span><text:tab/>4</text:a></text:p>
          <text:p text:style-name="P31"><text:a xlink:href="#_Toc81923324" office:target-frame-name="_top" xlink:show="replace"><text:span text:style-name="Hyperlink">3.3.6</text:span><text:span text:style-name="T32"><text:tab/></text:span><text:span text:style-name="Hyperlink">save figure a</text:span><text:bookmark-start text:name="_Hlt81923328"/><text:bookmark-start text:name="_Hlt81923329"/><text:span text:style-name="Hyperlink">s</text:span><text:bookmark-end text:name="_Hlt81923328"/><text:bookmark-end text:name="_Hlt81923329"/><text:span text:style-name="Hyperlink"><text:s/>pdf</text:span><text:tab/>4</text:a></text:p>
          <text:p text:style-name="P33"><text:a xlink:href="#_Toc81923325" office:target-frame-name="_top" xlink:show="replace"><text:span text:style-name="Hyperlink">4</text:span><text:span text:style-name="T34"><text:tab/></text:span><text:span text:style-name="Hyperlink">Operation on files</text:span><text:tab/>4</text:a></text:p>
          <text:p text:style-name="P35"><text:a xlink:href="#_Toc81923326" office:target-frame-name="_top" xlink:show="replace"><text:span text:style-name="Hyperlink">4.1</text:span><text:span text:style-name="T36"><text:tab/></text:span><text:span text:style-name="Hyperlink">.csv files, Dec. 28, 2018</text:span><text:tab/>4</text:a></text:p>
          <text:p text:style-name="P37"><text:a xlink:href="#_Toc81923327" office:target-frame-name="_top" xlink:show="replace"><text:span text:style-name="Hyperlink">4.1.1</text:span><text:span text:style-name="T38"><text:tab/></text:span><text:span text:style-name="Hyperlink">read</text:span><text:tab/>4</text:a></text:p>
        </text:index-body>
      </text:table-of-content>
      <text:h text:style-name="Heading1" text:outline-level="1"><text:bookmark-start text:name="__RefHeading__17544_1778572435"/><text:bookmark-start text:name="_Toc73288529"/><text:bookmark-start text:name="_Toc75959213"/><text:bookmark-start text:name="_Toc77063188"/><text:bookmark-start text:name="_Toc77374190"/><text:bookmark-start text:name="_Toc78743030"/><text:bookmark-start text:name="__RefHeading___Toc30272_2070464257"/><text:bookmark-start text:name="_Toc73288530"/><text:bookmark-start text:name="_Toc75959214"/><text:bookmark-start text:name="_Toc81923310"/><text:bookmark-end text:name="__RefHeading__17544_1778572435"/><text:bookmark-end text:name="_Toc73288529"/><text:bookmark-end text:name="_Toc75959213"/>Importing files<text:bookmark-end text:name="_Toc77063188"/><text:bookmark-end text:name="_Toc77374190"/><text:bookmark-end text:name="_Toc78743030"/><text:bookmark-end text:name="_Toc81923310"/></text:h>
      <text:h text:style-name="Heading2" text:outline-level="2"><text:bookmark-start text:name="_Toc77063189"/><text:bookmark-start text:name="_Toc77374191"/><text:bookmark-start text:name="_Toc78743031"/><text:bookmark-start text:name="_Toc81923311"/>Finding the location of imported files<text:bookmark-end text:name="_Toc77063189"/><text:bookmark-end text:name="_Toc77374191"/><text:bookmark-end text:name="_Toc78743031"/><text:bookmark-end text:name="_Toc81923311"/></text:h>
      <text:p text:style-name="P39"><text:span text:style-name="T40">import</text:span><text:span text:style-name="T41"><text:s/>imp</text:span></text:p>
      <text:p text:style-name="P42"><text:span text:style-name="T43">print</text:span><text:span text:style-name="T44">(</text:span><text:span text:style-name="T45">"Location of<text:s/></text:span><text:span text:style-name="T46">Python os module sources:"</text:span><text:span text:style-name="T47">)</text:span></text:p>
      <text:p text:style-name="Textbody"><text:span text:style-name="T48">print</text:span><text:span text:style-name="T49">(</text:span><text:span text:style-name="T50">imp</text:span><text:span text:style-name="T51">.</text:span><text:span text:style-name="T52">find_module</text:span><text:span text:style-name="T53">(</text:span><text:span text:style-name="T54">'os'</text:span><text:span text:style-name="T55">))</text:span></text:p>
      <text:p text:style-name="Textbody"><text:a xlink:href="https://www.w3resource.com/python-exercises/python-basic-exercise-146.php" office:target-frame-name="_top" xlink:show="replace"><text:span text:style-name="T56">https://www.w3resource.com/python-exercises/python-basic-exercise-146.php</text:span></text:a></text:p>
      <text:p text:style-name="P57"/>
      <text:p text:style-name="P58"/>
      <text:p text:style-name="P59">pip show $module</text:p>
      <text:p text:style-name="Textbody"><text:a xlink:href="https://stackoverflow.com/questions/269795/how-do-i-find-the-location-of-python-module-sources" office:target-frame-name="_top" xlink:show="replace"><text:span text:style-name="Hyperlink">https://stackoverflow.com/questions/269795/how-do-i-find-the-location-of-python-module-sources</text:span></text:a></text:p>
      <text:p text:style-name="Textbody"/>
      <text:h text:style-name="Heading1" text:outline-level="1"><text:bookmark-start text:name="_Toc78743032"/><text:bookmark-start text:name="_Toc77063190"/><text:bookmark-start text:name="_Toc77374192"/><text:bookmark-start text:name="_Toc81923312"/>Spyder<text:bookmark-end text:name="_Toc78743032"/><text:bookmark-end text:name="_Toc81923312"/></text:h>
      <text:h text:style-name="Heading2" text:outline-level="2"><text:bookmark-start text:name="_Toc78743033"/><text:bookmark-start text:name="_Toc81923313"/>Installing packages in the console<text:bookmark-end text:name="_Toc78743033"/><text:bookmark-end text:name="_Toc81923313"/></text:h>
      <text:p text:style-name="Normal"><text:span text:style-name="T60">!pip install plotl</text:span></text:p>
      <text:p text:style-name="Textbody"><text:a xlink:href="https://stackoverflow.com/questions/50104853/trouble-installing-using-pip" office:target-frame-name="_top" xlink:show="replace"><text:span text:style-name="Hyperlink">https://stackoverflow.com/questions/50104853/trouble-installing-using-pip</text:span></text:a></text:p>
      <text:p text:style-name="Textbody"/>
      <text:h text:style-name="Heading2" text:outline-level="2"><text:bookmark-start text:name="_Toc78743034"/><text:bookmark-start text:name="_Toc81923314"/><text:soft-page-break/>Setting up auto-completion<text:bookmark-end text:name="_Toc78743034"/><text:bookmark-end text:name="_Toc81923314"/></text:h>
      <text:p text:style-name="Textbody">Enter ‘Tab’ after inputting several characters.</text:p>
      <text:p text:style-name="Textbody"><text:a xlink:href="https://github.com/spyder-ide/spyder/issues/8262" office:target-frame-name="_top" xlink:show="replace"><text:span text:style-name="Hyperlink">https://github.com/spyder-ide/spyder/issues/8262</text:span></text:a></text:p>
      <text:p text:style-name="Textbody"/>
      <text:p text:style-name="Textbody"/>
      <text:h text:style-name="Heading1" text:outline-level="1"><text:bookmark-start text:name="_Toc78743035"/><text:bookmark-start text:name="_Toc81923315"/>Matplotlib<text:bookmark-end text:name="__RefHeading___Toc30272_2070464257"/><text:bookmark-end text:name="_Toc73288530"/><text:bookmark-end text:name="_Toc75959214"/><text:bookmark-end text:name="_Toc77063190"/><text:bookmark-end text:name="_Toc77374192"/><text:bookmark-end text:name="_Toc78743035"/><text:bookmark-end text:name="_Toc81923315"/></text:h>
      <text:h text:style-name="Heading2" text:outline-level="2"><text:bookmark-start text:name="__RefHeading___Toc30274_2070464257"/><text:bookmark-start text:name="_Toc73288531"/><text:bookmark-start text:name="_Toc75959215"/><text:bookmark-start text:name="_Toc77063191"/><text:bookmark-start text:name="_Toc77374193"/><text:bookmark-start text:name="_Toc78743036"/><text:bookmark-start text:name="_Toc81923316"/>A simple case, July 5, 2018<text:bookmark-end text:name="__RefHeading___Toc30274_2070464257"/><text:bookmark-end text:name="_Toc73288531"/><text:bookmark-end text:name="_Toc75959215"/><text:bookmark-end text:name="_Toc77063191"/><text:bookmark-end text:name="_Toc77374193"/><text:bookmark-end text:name="_Toc78743036"/><text:bookmark-end text:name="_Toc81923316"/></text:h>
      <text:p text:style-name="P61"/>
      <text:p text:style-name="Textbody">Open spider -&gt; create a new file -&gt; input the content from the below website</text:p>
      <text:p text:style-name="Textbody"><text:a xlink:href="https://swcarpentry.github.io/python-novice-gapminder/09-plotting/" office:target-frame-name="_top" xlink:show="replace">https://swcarpentry.github.io/python-novice-gapminder/09-plotting/</text:a></text:p>
      <text:h text:style-name="Heading2" text:outline-level="2"><text:bookmark-start text:name="__RefHeading___Toc3689_739366316"/><text:bookmark-start text:name="_Toc73288532"/><text:bookmark-start text:name="_Toc75959216"/><text:bookmark-start text:name="_Toc77063192"/><text:bookmark-start text:name="_Toc77374194"/><text:bookmark-start text:name="_Toc78743037"/><text:bookmark-start text:name="_Toc81923317"/>plot from a csv file, 4 Sep, 2018<text:bookmark-end text:name="__RefHeading___Toc3689_739366316"/><text:bookmark-end text:name="_Toc73288532"/><text:bookmark-end text:name="_Toc75959216"/><text:bookmark-end text:name="_Toc77063192"/><text:bookmark-end text:name="_Toc77374194"/><text:bookmark-end text:name="_Toc78743037"/><text:bookmark-end text:name="_Toc81923317"/></text:h>
      <text:p text:style-name="PreformattedText">import matplotlib.pyplot as plt</text:p>
      <text:p text:style-name="PreformattedText">import csv</text:p>
      <text:p text:style-name="PreformattedText"/>
      <text:p text:style-name="PreformattedText">x = []</text:p>
      <text:p text:style-name="PreformattedText">y = []</text:p>
      <text:p text:style-name="PreformattedText"/>
      <text:p text:style-name="PreformattedText">with open('example.txt','r') as csvfile:</text:p>
      <text:p text:style-name="PreformattedText"><text:s text:c="4"/>plots = csv.reader(csvfile, delimiter=',')</text:p>
      <text:p text:style-name="PreformattedText"><text:s text:c="4"/>for row in plots:</text:p>
      <text:p text:style-name="PreformattedText"><text:s text:c="8"/>x.append(int(row[0]))</text:p>
      <text:p text:style-name="PreformattedText"><text:s text:c="8"/>y.append(int(row[1]))</text:p>
      <text:p text:style-name="PreformattedText"/>
      <text:p text:style-name="PreformattedText">plt.plot(x,y, label='Loaded from file!')</text:p>
      <text:p text:style-name="PreformattedText">plt.xlabel('x')</text:p>
      <text:p text:style-name="PreformattedText">plt.ylabel('y')</text:p>
      <text:p text:style-name="PreformattedText">plt.title('Interesting Graph\nCheck it out')</text:p>
      <text:p text:style-name="PreformattedText">plt.legend()</text:p>
      <text:p text:style-name="P62">plt.show()</text:p>
      <text:p text:style-name="Textbody"><text:a xlink:href="https://pythonprogramming.net/loading-file-data-matplotlib-tutorial/" office:target-frame-name="_top" xlink:show="replace">https://pythonprogramming.net/loading-file-data-matplotlib-tutorial/</text:a></text:p>
      <text:p text:style-name="Textbody"/>
      <text:h text:style-name="Heading2" text:outline-level="2"><text:bookmark-start text:name="__RefHeading___Toc3677_739366316"/><text:bookmark-start text:name="_Toc73288533"/><text:bookmark-start text:name="_Toc75959217"/><text:bookmark-start text:name="_Toc77063193"/><text:bookmark-start text:name="_Toc77374195"/><text:bookmark-start text:name="_Toc78743038"/><text:bookmark-start text:name="_Toc81923318"/>Decorations, 4 Sep, 2018<text:bookmark-end text:name="__RefHeading___Toc3677_739366316"/><text:bookmark-end text:name="_Toc73288533"/><text:bookmark-end text:name="_Toc75959217"/><text:bookmark-end text:name="_Toc77063193"/><text:bookmark-end text:name="_Toc77374195"/><text:bookmark-end text:name="_Toc78743038"/><text:bookmark-end text:name="_Toc81923318"/></text:h>
      <text:h text:style-name="Heading3" text:outline-level="3"><text:bookmark-start text:name="__RefHeading___Toc8571_1293439819"/><text:bookmark-start text:name="_Toc73288535"/><text:bookmark-start text:name="_Toc75959219"/><text:bookmark-start text:name="_Toc77063194"/><text:bookmark-start text:name="_Toc77374196"/><text:bookmark-start text:name="_Toc78743039"/><text:bookmark-start text:name="_Toc81923319"/><text:span text:style-name="SourceText">Marker</text:span><text:bookmark-end text:name="__RefHeading___Toc8571_1293439819"/><text:bookmark-end text:name="_Toc73288535"/><text:bookmark-end text:name="_Toc75959219"/><text:bookmark-end text:name="_Toc77063194"/><text:bookmark-end text:name="_Toc77374196"/><text:bookmark-end text:name="_Toc78743039"/><text:bookmark-end text:name="_Toc81923319"/></text:h>
      <text:list text:style-name="LFO7" text:continue-numbering="true">
        <text:list-item>
          <text:p text:style-name="P63"><text:span text:style-name="SourceText">marker size</text:span></text:p>
        </text:list-item>
      </text:list>
      <text:p text:style-name="PreformattedText"><text:span text:style-name="SourceText">,Mew=10,</text:span></text:p>
      <text:p text:style-name="Textbody"/>
      <text:p text:style-name="Textbody"><text:a xlink:href="https://stackoverflow.com/questions/22172565/matplotlib-make-plus-sign-thicker" office:target-frame-name="_top" xlink:show="replace"><text:span text:style-name="SourceText">https://stackoverflow.com/questions/22172565/matplotlib-make-plus-sign-thicker</text:span></text:a></text:p>
      <text:p text:style-name="Textbody"/>
      <text:h text:style-name="Heading3" text:outline-level="3"><text:bookmark-start text:name="__RefHeading___Toc8573_1293439819"/><text:bookmark-start text:name="_Toc73288536"/><text:bookmark-start text:name="_Toc75959220"/><text:bookmark-start text:name="_Toc77063195"/><text:bookmark-start text:name="_Toc77374197"/><text:bookmark-start text:name="_Toc78743040"/><text:bookmark-start text:name="_Toc81923320"/><text:soft-page-break/><text:span text:style-name="SourceText">legend</text:span><text:bookmark-end text:name="__RefHeading___Toc8573_1293439819"/><text:bookmark-end text:name="_Toc73288536"/><text:bookmark-end text:name="_Toc75959220"/><text:bookmark-end text:name="_Toc77063195"/><text:bookmark-end text:name="_Toc77374197"/><text:bookmark-end text:name="_Toc78743040"/><text:bookmark-end text:name="_Toc81923320"/></text:h>
      <text:list text:style-name="LFO8" text:continue-numbering="true">
        <text:list-item>
          <text:p text:style-name="P64">inserting<text:s/><text:span text:style-name="SourceText">greeks in legend</text:span></text:p>
        </text:list-item>
      </text:list>
      <text:p text:style-name="Textbody"><text:span text:style-name="SourceText">plt.loglog(x,y2,'b+--',label=r'Weak<text:s/></text:span><text:span text:style-name="SourceText">imposition ($\rho$=0)')</text:span></text:p>
      <text:p text:style-name="Textbody"/>
      <text:list text:style-name="LFO8" text:continue-numbering="true">
        <text:list-item>
          <text:p text:style-name="P65"><text:span text:style-name="SourceText">changing the legend location and fontsize.</text:span></text:p>
        </text:list-item>
      </text:list>
      <text:p text:style-name="PreformattedText"><text:span text:style-name="SourceText">plot.legend(loc=2, prop={'size': 6})</text:span></text:p>
      <text:p text:style-name="Textbody"><text:a xlink:href="https://stackoverflow.com/questions/7125009/how-to-change-legend-size-with-matplotlib-pyplot" office:target-frame-name="_top" xlink:show="replace">https://stackoverflow.com/questions/7125009/how-to-change-legend-size-with-matplotlib-pyplot</text:a></text:p>
      <text:list text:style-name="LFO8" text:continue-numbering="true">
        <text:list-item>
          <text:p text:style-name="P66">adding variables in legend</text:p>
        </text:list-item>
      </text:list>
      <text:p text:style-name="Normal"><text:span text:style-name="T67">label = r'power law, $n$ = {} $\times$ 10$^{{{}}}$ cm$^{{-3}}$'.format(c1, c2)</text:span></text:p>
      <text:p text:style-name="Normal"><text:a xlink:href="https://stackoverflow.com/questions/54785758/including-a-variable-on-legend-label-with-special-characters-in-python" office:target-frame-name="_top" xlink:show="replace"><text:span text:style-name="Hyperlink">https://stackoverflow.com/questions/54785758/including-a-variable-on-legend-label-with-special-characters-in-python</text:span></text:a></text:p>
      <text:p text:style-name="Normal"/>
      <text:p text:style-name="Textbody"/>
      <text:h text:style-name="Heading3" text:outline-level="3"><text:bookmark-start text:name="__RefHeading___Toc3679_739366316"/><text:bookmark-start text:name="_Toc73288537"/><text:bookmark-start text:name="_Toc75959221"/><text:bookmark-start text:name="_Toc77063196"/><text:bookmark-start text:name="_Toc77374198"/><text:bookmark-start text:name="_Toc78743041"/><text:bookmark-start text:name="_Toc81923321"/>Ticks<text:bookmark-end text:name="__RefHeading___Toc3679_739366316"/><text:bookmark-end text:name="_Toc73288537"/><text:bookmark-end text:name="_Toc75959221"/><text:bookmark-end text:name="_Toc77063196"/><text:bookmark-end text:name="_Toc77374198"/><text:bookmark-end text:name="_Toc78743041"/><text:bookmark-end text:name="_Toc81923321"/></text:h>
      <text:p text:style-name="Textbody">Set the fontsize</text:p>
      <text:p text:style-name="Textbody">Method1:</text:p>
      <text:p text:style-name="PreformattedText"><text:span text:style-name="SourceText">plt.tick_params(axis='both', which='major', labelsize=10)</text:span></text:p>
      <text:p text:style-name="P68"><text:span text:style-name="SourceText">plt.tick_params(axis='both', which='minor', labelsize=8)</text:span></text:p>
      <text:p text:style-name="PreformattedText"><text:span text:style-name="SourceText">Method2:</text:span></text:p>
      <text:p text:style-name="PreformattedText"><text:span text:style-name="SourceText">plt.xticks(fontsize=14, rotation=90)</text:span></text:p>
      <text:p text:style-name="PreformattedText"/>
      <text:p text:style-name="PreformattedText"><text:a xlink:href="https://stackoverflow.com/questions/6390393/matplotlib-make-tick-labels-font-size-smaller" office:target-frame-name="_top" xlink:show="replace"><text:span text:style-name="SourceText">https://stackoverflow.com/questions/6390393/matplotlib-make-tick-labels-font-size-smaller</text:span></text:a></text:p>
      <text:p text:style-name="PreformattedText"/>
      <text:p text:style-name="Textbody"/>
      <text:h text:style-name="Heading3" text:outline-level="3"><text:bookmark-start text:name="__RefHeading___Toc3681_739366316"/><text:bookmark-start text:name="_Toc73288538"/><text:bookmark-start text:name="_Toc75959222"/><text:bookmark-start text:name="_Toc77063197"/><text:bookmark-start text:name="_Toc77374199"/><text:bookmark-start text:name="_Toc78743042"/><text:bookmark-start text:name="_Toc81923322"/>xlabel, ylabel<text:bookmark-end text:name="__RefHeading___Toc3681_739366316"/><text:bookmark-end text:name="_Toc73288538"/><text:bookmark-end text:name="_Toc75959222"/><text:bookmark-end text:name="_Toc77063197"/><text:bookmark-end text:name="_Toc77374199"/><text:bookmark-end text:name="_Toc78743042"/><text:bookmark-end text:name="_Toc81923322"/></text:h>
      <text:p text:style-name="Textbody">1.</text:p>
      <text:p text:style-name="Textbody">set the fontsize</text:p>
      <text:p text:style-name="PreformattedText"><text:span text:style-name="SourceText">plt.xlabel('xlabel', fontsize=18)</text:span></text:p>
      <text:p text:style-name="P69"><text:span text:style-name="SourceText">plt.ylabel('ylabel', fontsize=16)</text:span></text:p>
      <text:p text:style-name="P70"><text:span text:style-name="SourceText">2.</text:span></text:p>
      <text:p text:style-name="P71"><text:span text:style-name="SourceText">set the<text:s/></text:span><text:span text:style-name="SourceText">coordinate range</text:span></text:p>
      <text:p text:style-name="P72"><text:span text:style-name="SourceText">fig= plt.figure()</text:span></text:p>
      <text:p text:style-name="P73"><text:span text:style-name="SourceText">axes= fig.add_axes([0.1,0.1,0.8,0.8])</text:span></text:p>
      <text:p text:style-name="P74"><text:span text:style-name="SourceText">axes.set_xlim([0,5])</text:span></text:p>
      <text:p text:style-name="P75"><text:span text:style-name="SourceText">axes.set_ylim([0,20])</text:span></text:p>
      <text:p text:style-name="P76"><text:a xlink:href="http://www.learningaboutelectronics.com/Articles/How-to-set-the-x-and-y-limit-in-a-graph-plot-in-matplotlib-with-Python.php" office:target-frame-name="_top" xlink:show="replace"><text:span text:style-name="SourceText">http://www.learningaboutelectronics.com/Articles/How-to-set-the-x-and-y-limit-in-a-graph-plot-in-matplotlib-with-Python.php</text:span></text:a></text:p>
      <text:h text:style-name="Heading3" text:outline-level="3"><text:bookmark-start text:name="__RefHeading___Toc3687_739366316"/><text:bookmark-start text:name="_Toc73288539"/><text:bookmark-start text:name="_Toc75959223"/><text:bookmark-start text:name="_Toc77063198"/><text:bookmark-start text:name="_Toc77374200"/><text:bookmark-start text:name="_Toc78743043"/><text:bookmark-start text:name="_Toc81923323"/>figure ratio<text:bookmark-end text:name="__RefHeading___Toc3687_739366316"/><text:bookmark-end text:name="_Toc73288539"/><text:bookmark-end text:name="_Toc75959223"/><text:bookmark-end text:name="_Toc77063198"/><text:bookmark-end text:name="_Toc77374200"/><text:bookmark-end text:name="_Toc78743043"/><text:bookmark-end text:name="_Toc81923323"/></text:h>
      <text:p text:style-name="Textbody">f = plt.figure(figsize=(5, 10))</text:p>
      <text:p text:style-name="Textbody"><text:a xlink:href="https://stackoverflow.com/questions/11328958/save-the-plots-into-a-pdf" office:target-frame-name="_top" xlink:show="replace">https://stackoverflow.com/questions/11328958/save-the-plots-into-a-pdf</text:a></text:p>
      <text:h text:style-name="Heading2" text:outline-level="2">Two y axes</text:h>
      <text:p text:style-name="Textbody"/>
      <text:h text:style-name="Heading2" text:outline-level="2"><text:bookmark-start text:name="__RefHeading___Toc4096_1959915214"/><text:bookmark-start text:name="_Toc73288540"/><text:bookmark-start text:name="_Toc75959224"/><text:bookmark-start text:name="_Toc77063199"/><text:bookmark-start text:name="_Toc77374201"/><text:bookmark-start text:name="_Toc78743044"/><text:bookmark-start text:name="_Toc81923324"/>save figure as pdf<text:bookmark-end text:name="__RefHeading___Toc4096_1959915214"/><text:bookmark-end text:name="_Toc73288540"/><text:bookmark-end text:name="_Toc75959224"/><text:bookmark-end text:name="_Toc77063199"/><text:bookmark-end text:name="_Toc77374201"/><text:bookmark-end text:name="_Toc78743044"/><text:bookmark-end text:name="_Toc81923324"/></text:h>
      <text:p text:style-name="PreformattedText"><text:span text:style-name="SourceText">f.savefig("foo.pdf", bbox_inches='tight')</text:span></text:p>
      <text:p text:style-name="Textbody"><text:a xlink:href="https://stackoverflow.com/questions/11328958/save-the-plots-into-a-pdf" office:target-frame-name="_top" xlink:show="replace">https://stackoverflow.com/questions/11328958/save-the-plots-into-a-pdf</text:a></text:p>
      <text:p text:style-name="Textbody"/>
      <text:h text:style-name="Heading1" text:outline-level="1"><text:bookmark-start text:name="_Toc73288541"/><text:bookmark-start text:name="_Toc75959225"/><text:bookmark-start text:name="_Toc77063200"/><text:bookmark-start text:name="_Toc77374202"/><text:bookmark-start text:name="_Toc78743045"/><text:bookmark-start text:name="_Toc81923325"/>Operation on files<text:bookmark-end text:name="_Toc73288541"/><text:bookmark-end text:name="_Toc75959225"/><text:bookmark-end text:name="_Toc77063200"/><text:bookmark-end text:name="_Toc77374202"/><text:bookmark-end text:name="_Toc78743045"/><text:bookmark-end text:name="_Toc81923325"/></text:h>
      <text:h text:style-name="Heading2" text:outline-level="2"><text:bookmark-start text:name="_Toc73288542"/><text:bookmark-start text:name="_Toc75959226"/><text:bookmark-start text:name="_Toc77063201"/><text:bookmark-start text:name="_Toc77374203"/><text:bookmark-start text:name="_Toc78743046"/><text:bookmark-start text:name="_Toc81923326"/>.csv files, Dec. 28, 2018<text:bookmark-end text:name="_Toc73288542"/><text:bookmark-end text:name="_Toc75959226"/><text:bookmark-end text:name="_Toc77063201"/><text:bookmark-end text:name="_Toc77374203"/><text:bookmark-end text:name="_Toc78743046"/><text:bookmark-end text:name="_Toc81923326"/></text:h>
      <text:h text:style-name="Heading3" text:outline-level="3"><text:bookmark-start text:name="_Toc73288543"/><text:bookmark-start text:name="_Toc75959227"/><text:bookmark-start text:name="_Toc77063202"/><text:bookmark-start text:name="_Toc77374204"/><text:bookmark-start text:name="_Toc78743047"/><text:bookmark-start text:name="_Toc81923327"/>read<text:bookmark-end text:name="_Toc73288543"/><text:bookmark-end text:name="_Toc75959227"/><text:bookmark-end text:name="_Toc77063202"/><text:bookmark-end text:name="_Toc77374204"/><text:bookmark-end text:name="_Toc78743047"/><text:bookmark-end text:name="_Toc81923327"/></text:h>
      <text:p text:style-name="ListHeading"><text:bookmark-start text:name="csv.reader"/><text:bookmark-end text:name="csv.reader"/><text:span text:style-name="SourceText">csv.reader</text:span>(<text:span text:style-name="Emphasis">csvfile</text:span>,<text:s/><text:span text:style-name="Emphasis">dialect='excel'</text:span>,<text:s/><text:span text:style-name="Emphasis">**fmtparams</text:span>)</text:p>
      <text:p text:style-name="Textbody">Return a reader object which will iterate over lines in the given<text:s/><text:span text:style-name="Emphasis">csvfile</text:span>.</text:p>
      <text:p text:style-name="Textbody"><text:a xlink:href="https://docs.python.org/3.7/library/csv.html" office:target-frame-name="_top" xlink:show="replace">https://docs.python.org/3.7/library/csv.html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ljs-built_in" style:display-name="hljs-built_in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ken" style:display-name="token" style:family="text" style:parent-style-name="DefaultParagraphFont"/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8LVL1" style:family="text">
      <style:text-properties style:font-name="Liberation Mono" style:font-name-asian="Liberation Mono" style:font-name-complex="Liberation Mono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9-07T10:09:00Z</dc:date>
    <meta:template xlink:href="Normal.dotm" xlink:type="simple"/>
    <meta:editing-cycles>64</meta:editing-cycles>
    <meta:editing-duration>PT657840S</meta:editing-duration>
    <meta:user-defined meta:name="Info 1"/>
    <meta:user-defined meta:name="Info 2"/>
    <meta:user-defined meta:name="Info 3"/>
    <meta:user-defined meta:name="Info 4"/>
    <meta:document-statistic meta:page-count="4" meta:paragraph-count="11" meta:word-count="888" meta:character-count="5944" meta:row-count="42" meta:non-whitespace-character-count="5067"/>
  </office:meta>
</office:document-meta>
</file>